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6" style:family="table-cell" style:parent-style-name="Default" style:data-style-name="N3"/>
    <style:style style:name="ce17" style:family="table-cell" style:parent-style-name="Default" style:data-style-name="N38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D9D9D9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D9D9D9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9D9D9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9D9D9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18180555555556cm" style:use-optimal-column-width="true"/>
    </style:style>
    <style:style style:name="co2" style:family="table-column">
      <style:table-column-properties fo:break-before="auto" style:column-width="1.5875cm" style:use-optimal-column-width="true"/>
    </style:style>
    <style:style style:name="co3" style:family="table-column">
      <style:table-column-properties fo:break-before="auto" style:column-width="9.38388888888889cm" style:use-optimal-column-width="true"/>
    </style:style>
    <style:style style:name="co4" style:family="table-column">
      <style:table-column-properties fo:break-before="auto" style:column-width="7.90222222222222cm" style:use-optimal-column-width="true"/>
    </style:style>
    <style:style style:name="co5" style:family="table-column">
      <style:table-column-properties fo:break-before="auto" style:column-width="5.20347222222222cm" style:use-optimal-column-width="true"/>
    </style:style>
    <style:style style:name="co6" style:family="table-column">
      <style:table-column-properties fo:break-before="auto" style:column-width="2.45180555555556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8.74888888888889cm" style:use-optimal-column-width="true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6.82625cm" style:use-optimal-column-width="true"/>
    </style:style>
    <style:style style:name="co13" style:family="table-column">
      <style:table-column-properties fo:break-before="auto" style:column-width="8.99583333333333cm" style:use-optimal-column-width="true"/>
    </style:style>
    <style:style style:name="co14" style:family="table-column">
      <style:table-column-properties fo:break-before="auto" style:column-width="5.87375cm" style:use-optimal-column-width="true"/>
    </style:style>
    <style:style style:name="co15" style:family="table-column">
      <style:table-column-properties fo:break-before="auto" style:column-width="5.62680555555556cm"/>
    </style:style>
    <style:style style:name="co16" style:family="table-column">
      <style:table-column-properties fo:break-before="auto" style:column-width="4.78013888888889cm"/>
    </style:style>
    <style:style style:name="co17" style:family="table-column">
      <style:table-column-properties fo:break-before="auto" style:column-width="5.87375cm"/>
    </style:style>
    <style:style style:name="co18" style:family="table-column">
      <style:table-column-properties fo:break-before="auto" style:column-width="5.11527777777778cm"/>
    </style:style>
    <style:style style:name="co19" style:family="table-column">
      <style:table-column-properties fo:break-before="auto" style:column-width="4.60375cm" style:use-optimal-column-width="true"/>
    </style:style>
    <style:style style:name="co20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8.5pt" style:use-optimal-row-height="false" fo:break-before="auto"/>
    </style:style>
    <style:style style:name="ro4" style:family="table-row">
      <style:table-row-properties style:row-height="3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6]));ISBLANK([.D6])))" style:apply-style-name="cf9" style:base-cell-address="Data_Sheet.D6"/>
      <style:map style:condition="of:is-true-formula(AND(NOT(ISBLANK([.$C6]));ISBLANK([.D6])))" style:apply-style-name="cf9" style:base-cell-address="Data_Sheet.D6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4]));ISBLANK([.D4])))" style:apply-style-name="cf9" style:base-cell-address="Data_Sheet.D4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6]));ISBLANK([.E6])))" style:apply-style-name="cf9" style:base-cell-address="Data_Sheet.E6"/>
      <style:map style:condition="of:is-true-formula(AND(NOT(ISBLANK([.C6]));ISBLANK([.E6])))" style:apply-style-name="cf9" style:base-cell-address="Data_Sheet.E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4]));ISBLANK([.E4])))" style:apply-style-name="cf9" style:base-cell-address="Data_Sheet.E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8]));ISBLANK([.D8])))" style:apply-style-name="cf9" style:base-cell-address="Data_Sheet.D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7]));ISBLANK([.D7])))" style:apply-style-name="cf9" style:base-cell-address="Data_Sheet.D7"/>
      <style:map style:condition="of:is-true-formula(AND(NOT(ISBLANK([.$C7]));ISBLANK([.D7])))" style:apply-style-name="cf9" style:base-cell-address="Data_Sheet.D7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9]));ISBLANK([.D9])))" style:apply-style-name="cf9" style:base-cell-address="Data_Sheet.D9"/>
      <style:map style:condition="of:is-true-formula(AND(NOT(ISBLANK([.$C9]));ISBLANK([.D9])))" style:apply-style-name="cf9" style:base-cell-address="Data_Sheet.D9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8]));ISBLANK([.E8])))" style:apply-style-name="cf9" style:base-cell-address="Data_Sheet.E8"/>
      <style:map style:condition="of:is-true-formula(AND(NOT(ISBLANK([.C8]));ISBLANK([.E8])))" style:apply-style-name="cf9" style:base-cell-address="Data_Sheet.E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7]));ISBLANK([.E7])))" style:apply-style-name="cf9" style:base-cell-address="Data_Sheet.E7"/>
      <style:map style:condition="of:is-true-formula(AND(NOT(ISBLANK([.C7]));ISBLANK([.E7])))" style:apply-style-name="cf9" style:base-cell-address="Data_Sheet.E7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G4])))" style:apply-style-name="cf9" style:base-cell-address="Data_Sheet.G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G4])))" style:apply-style-name="cf9" style:base-cell-address="Data_Sheet.G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1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1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1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4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E4]));ISBLANK([.AD4])))" style:apply-style-name="cf9" style:base-cell-address="Data_Sheet.AD4"/>
      <style:map style:condition="of:is-true-formula(AND(NOT(ISBLANK([.AE4]));ISBLANK([.AD4])))" style:apply-style-name="cf9" style:base-cell-address="Data_Sheet.AD4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5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41" table:default-cell-style-name="ce1"/>
        <table:table-row table:style-name="ro1">
          <table:table-cell office:value-type="string" table:number-columns-spanned="1" table:number-rows-spanned="3" table:style-name="ce19">
            <text:p>Year</text:p>
          </table:table-cell>
          <table:table-cell office:value-type="string" table:number-columns-spanned="1" table:number-rows-spanned="3" table:style-name="ce19">
            <text:p>Month</text:p>
          </table:table-cell>
          <table:table-cell office:value-type="string" table:number-columns-spanned="1" table:number-rows-spanned="3" table:content-validation-name="val2" table:style-name="ce20">
            <text:p>Organisation name</text:p>
          </table:table-cell>
          <table:table-cell office:value-type="string" table:number-columns-spanned="1" table:number-rows-spanned="3" table:content-validation-name="val2" table:style-name="ce20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20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0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21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20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1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0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0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20">
            <text:p>Comments<text:s/></text:p>
            <text:p><text:span text:style-name="T1">(NB: Published alongside your row of information)</text:span></text:p>
          </table:table-cell>
          <table:table-cell table:number-columns-repeated="16341" table:style-name="ce1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0">
            <text:p>AO/AA</text:p>
          </table:table-cell>
          <table:covered-table-cell/>
          <table:table-cell office:value-type="string" table:number-columns-spanned="2" table:number-rows-spanned="1" table:style-name="ce20">
            <text:p>EO</text:p>
          </table:table-cell>
          <table:covered-table-cell/>
          <table:table-cell office:value-type="string" table:number-columns-spanned="2" table:number-rows-spanned="1" table:style-name="ce20">
            <text:p>SEO/HEO</text:p>
          </table:table-cell>
          <table:covered-table-cell/>
          <table:table-cell office:value-type="string" table:number-columns-spanned="2" table:number-rows-spanned="1" table:style-name="ce20">
            <text:p>Grade 6/7</text:p>
          </table:table-cell>
          <table:covered-table-cell/>
          <table:table-cell office:value-type="string" table:number-columns-spanned="2" table:number-rows-spanned="1" table:style-name="ce20">
            <text:p>SCS</text:p>
          </table:table-cell>
          <table:covered-table-cell/>
          <table:table-cell office:value-type="string" table:number-columns-spanned="2" table:number-rows-spanned="1" table:style-name="ce20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" table:style-name="ce20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0">
            <text:p>Agency staff</text:p>
          </table:table-cell>
          <table:covered-table-cell/>
          <table:table-cell office:value-type="string" table:number-columns-spanned="2" table:number-rows-spanned="1" table:style-name="ce21">
            <text:p>Interim managers</text:p>
          </table:table-cell>
          <table:covered-table-cell/>
          <table:table-cell office:value-type="string" table:number-columns-spanned="2" table:number-rows-spanned="1" table:style-name="ce21">
            <text:p>Specialist Contractors</text:p>
          </table:table-cell>
          <table:covered-table-cell/>
          <table:table-cell office:value-type="string" table:number-columns-spanned="2" table:number-rows-spanned="1" table:style-name="ce21">
            <text:p>Consultants/consultancy</text:p>
          </table:table-cell>
          <table:covered-table-cell/>
          <table:table-cell office:value-type="string" table:number-columns-spanned="2" table:number-rows-spanned="1" table:style-name="ce20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0">
            <text:p>Salary</text:p>
          </table:table-cell>
          <table:table-cell office:value-type="string" table:number-columns-spanned="1" table:number-rows-spanned="2" table:style-name="ce20">
            <text:p>Allowances</text:p>
          </table:table-cell>
          <table:table-cell office:value-type="string" table:number-columns-spanned="1" table:number-rows-spanned="2" table:style-name="ce20">
            <text:p>Non-consolidated performance payments</text:p>
          </table:table-cell>
          <table:table-cell office:value-type="string" table:number-columns-spanned="1" table:number-rows-spanned="2" table:style-name="ce20">
            <text:p>Overtime</text:p>
          </table:table-cell>
          <table:table-cell office:value-type="string" table:number-columns-spanned="1" table:number-rows-spanned="2" table:style-name="ce20">
            <text:p>Employer pension contributions</text:p>
          </table:table-cell>
          <table:table-cell office:value-type="string" table:number-columns-spanned="1" table:number-rows-spanned="2" table:style-name="ce20">
            <text:p>Employer national insurance contributions</text:p>
          </table:table-cell>
          <table:table-cell office:value-type="string" table:number-columns-spanned="1" table:number-rows-spanned="2" table:style-name="ce20">
            <text:p>Total paybill for payroll staff</text:p>
          </table:table-cell>
          <table:table-cell office:value-type="string" table:number-columns-spanned="1" table:number-rows-spanned="2" table:style-name="ce20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0">
            <text:p>Total monthly cost of consultants/</text:p>
            <text:p>consultancy</text:p>
          </table:table-cell>
          <table:table-cell office:value-type="string" table:number-columns-spanned="1" table:number-rows-spanned="2" table:style-name="ce20">
            <text:p>Total non-payroll (CCL) staff costs</text:p>
          </table:table-cell>
          <table:covered-table-cell/>
          <table:covered-table-cell/>
          <table:table-cell table:number-columns-repeated="16341" table:style-name="ce1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2">
            <text:p>Headcount</text:p>
          </table:table-cell>
          <table:table-cell office:value-type="string" table:style-name="ce22">
            <text:p>Full-time<text:s/></text:p>
            <text:p>equivalent</text:p>
          </table:table-cell>
          <table:table-cell office:value-type="string" table:style-name="ce23">
            <text:p>Headcount</text:p>
          </table:table-cell>
          <table:table-cell office:value-type="string" table:style-name="ce23">
            <text:p>Full-time<text:s/></text:p>
            <text:p>equivalent</text:p>
          </table:table-cell>
          <table:table-cell office:value-type="string" table:style-name="ce23">
            <text:p>Headcount</text:p>
          </table:table-cell>
          <table:table-cell office:value-type="string" table:style-name="ce23">
            <text:p>Full-time<text:s/></text:p>
            <text:p>equivalent</text:p>
          </table:table-cell>
          <table:table-cell office:value-type="string" table:style-name="ce23">
            <text:p>Headcount</text:p>
          </table:table-cell>
          <table:table-cell office:value-type="string" table:style-name="ce23">
            <text:p>Full-time<text:s/></text:p>
            <text:p>equivalent</text:p>
          </table:table-cell>
          <table:table-cell office:value-type="string" table:style-name="ce23">
            <text:p>Headcount</text:p>
          </table:table-cell>
          <table:table-cell office:value-type="string" table:style-name="ce23">
            <text:p>Full-time<text:s/></text:p>
            <text:p>equivalent</text:p>
          </table:table-cell>
          <table:table-cell office:value-type="string" table:style-name="ce23">
            <text:p>Headcount</text:p>
          </table:table-cell>
          <table:table-cell office:value-type="string" table:style-name="ce23">
            <text:p>Full-time<text:s/></text:p>
            <text:p>equivalent</text:p>
          </table:table-cell>
          <table:table-cell office:value-type="string" table:content-validation-name="val2" table:style-name="ce24">
            <text:p>Headcount</text:p>
          </table:table-cell>
          <table:table-cell office:value-type="string" table:content-validation-name="val2" table:style-name="ce2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1" table:style-name="ce18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2">
            <text:p>July</text:p>
          </table:table-cell>
          <table:table-cell office:value-type="string" table:style-name="ce3">
            <text:p>Home Office (excl agencies)</text:p>
          </table:table-cell>
          <table:table-cell office:value-type="string" table:style-name="ce27">
            <text:p>Ministerial Department</text:p>
          </table:table-cell>
          <table:table-cell office:value-type="string" table:style-name="ce30">
            <text:p>Home Office</text:p>
          </table:table-cell>
          <table:table-cell office:value-type="float" office:value="7908" table:style-name="ce37">
            <text:p>7908</text:p>
          </table:table-cell>
          <table:table-cell office:value-type="float" office:value="7019.5243993785134" table:style-name="ce40">
            <text:p>7019.52</text:p>
          </table:table-cell>
          <table:table-cell office:value-type="float" office:value="14383" table:style-name="ce57">
            <text:p>14383</text:p>
          </table:table-cell>
          <table:table-cell office:value-type="float" office:value="13162.388357351267" table:style-name="ce58">
            <text:p>13162.39</text:p>
          </table:table-cell>
          <table:table-cell office:value-type="float" office:value="9039" table:style-name="ce60">
            <text:p>9039</text:p>
          </table:table-cell>
          <table:table-cell office:value-type="float" office:value="8750.7418273276035" table:style-name="ce73">
            <text:p>8750.74</text:p>
          </table:table-cell>
          <table:table-cell office:value-type="float" office:value="3560" table:style-name="ce75">
            <text:p>3560</text:p>
          </table:table-cell>
          <table:table-cell office:value-type="float" office:value="3483.4428348356037" table:style-name="ce76">
            <text:p>3483.44</text:p>
          </table:table-cell>
          <table:table-cell office:value-type="float" office:value="288" table:style-name="ce95">
            <text:p>288</text:p>
          </table:table-cell>
          <table:table-cell office:value-type="float" office:value="283.59729729740002" table:style-name="ce97">
            <text:p>283.60</text:p>
          </table:table-cell>
          <table:table-cell office:value-type="float" office:value="232" table:style-name="ce98">
            <text:p>232</text:p>
          </table:table-cell>
          <table:table-cell office:value-type="float" office:value="229.11294144159999" table:style-name="ce99">
            <text:p>229.11</text:p>
          </table:table-cell>
          <table:table-cell office:value-type="float" office:value="35410" table:content-validation-name="val2" table:style-name="ce112">
            <text:p>35,410</text:p>
          </table:table-cell>
          <table:table-cell office:value-type="float" office:value="32928.807657631987" table:content-validation-name="val2" table:style-name="ce113">
            <text:p>32,928.81</text:p>
          </table:table-cell>
          <table:table-cell office:value-type="float" office:value="3179" table:style-name="ce119">
            <text:p>3179</text:p>
          </table:table-cell>
          <table:table-cell office:value-type="float" office:value="3113.6225217690999" table:style-name="ce117">
            <text:p>3113.62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37">
            <text:p>0.0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3">
            <text:p>0.0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3179" table:style-name="ce146">
            <text:p>3,179</text:p>
          </table:table-cell>
          <table:table-cell office:value-type="float" office:value="3113.6225217690999" table:style-name="ce147">
            <text:p>3,113.62</text:p>
          </table:table-cell>
          <table:table-cell office:value-type="float" office:value="38589" table:content-validation-name="val2" table:style-name="ce151">
            <text:p>38,589</text:p>
          </table:table-cell>
          <table:table-cell office:value-type="float" office:value="36042.43017940109" table:content-validation-name="val2" table:style-name="ce154">
            <text:p>36,042.43</text:p>
          </table:table-cell>
          <table:table-cell office:value-type="currency" office:value="91361479" table:content-validation-name="val1" table:style-name="ce11">
            <text:p>£91,361,479.00</text:p>
          </table:table-cell>
          <table:table-cell office:value-type="currency" office:value="8979418" table:content-validation-name="val1" table:style-name="ce11">
            <text:p>£8,979,418.00</text:p>
          </table:table-cell>
          <table:table-cell office:value-type="currency" office:value="328616" table:content-validation-name="val1" table:style-name="ce11">
            <text:p>£328,616.00</text:p>
          </table:table-cell>
          <table:table-cell office:value-type="currency" office:value="1743991" table:content-validation-name="val1" table:style-name="ce11">
            <text:p>£1,743,991.00</text:p>
          </table:table-cell>
          <table:table-cell office:value-type="currency" office:value="26196793" table:content-validation-name="val1" table:style-name="ce11">
            <text:p>£26,196,793.00</text:p>
          </table:table-cell>
          <table:table-cell office:value-type="currency" office:value="10290592" table:content-validation-name="val1" table:style-name="ce11">
            <text:p>£10,290,592.00</text:p>
          </table:table-cell>
          <table:table-cell office:value-type="currency" office:value="138900889" table:style-name="ce12">
            <text:p>£138,900,889.00</text:p>
          </table:table-cell>
          <table:table-cell office:value-type="currency" office:value="10308876" table:content-validation-name="val1" table:style-name="ce13">
            <text:p>£10,308,876.00</text:p>
          </table:table-cell>
          <table:table-cell office:value-type="currency" office:value="-24936641" table:content-validation-name="val1" table:style-name="ce13">
            <text:p>-£24,936,641.00</text:p>
          </table:table-cell>
          <table:table-cell office:value-type="currency" office:value="-14627765" table:style-name="ce12">
            <text:p>-£14,627,765.00</text:p>
          </table:table-cell>
          <table:table-cell office:value-type="currency" office:value="124273124" table:style-name="ce14">
            <text:p>£124,273,124.00</text:p>
          </table:table-cell>
          <table:table-cell table:content-validation-name="val2" table:style-name="ce15"/>
          <table:table-cell table:number-columns-repeated="16341"/>
        </table:table-row>
        <table:table-row table:style-name="ro4">
          <table:table-cell office:value-type="float" office:value="2021" table:style-name="ce2">
            <text:p>2021</text:p>
          </table:table-cell>
          <table:table-cell office:value-type="string" table:style-name="ce2">
            <text:p>July</text:p>
          </table:table-cell>
          <table:table-cell office:value-type="string" table:style-name="ce3">
            <text:p>Disclosure and Barring Service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338" table:style-name="ce38">
            <text:p>338</text:p>
          </table:table-cell>
          <table:table-cell office:value-type="float" office:value="272.70162162009979" table:style-name="ce39">
            <text:p>272.70</text:p>
          </table:table-cell>
          <table:table-cell office:value-type="float" office:value="304" table:style-name="ce56">
            <text:p>304</text:p>
          </table:table-cell>
          <table:table-cell office:value-type="float" office:value="266.89989189170007" table:style-name="ce59">
            <text:p>266.90</text:p>
          </table:table-cell>
          <table:table-cell office:value-type="float" office:value="371" table:style-name="ce61">
            <text:p>371</text:p>
          </table:table-cell>
          <table:table-cell office:value-type="float" office:value="357.33" table:style-name="ce72">
            <text:p>357.33</text:p>
          </table:table-cell>
          <table:table-cell office:value-type="float" office:value="59" table:style-name="ce74">
            <text:p>59</text:p>
          </table:table-cell>
          <table:table-cell office:value-type="float" office:value="57.53" table:style-name="ce77">
            <text:p>57.53</text:p>
          </table:table-cell>
          <table:table-cell office:value-type="float" office:value="12" table:style-name="ce94">
            <text:p>12</text:p>
          </table:table-cell>
          <table:table-cell office:value-type="float" office:value="12" table:style-name="ce96">
            <text:p>12.00</text:p>
          </table:table-cell>
          <table:table-cell office:value-type="float" office:value="6" table:style-name="ce101">
            <text:p>6</text:p>
          </table:table-cell>
          <table:table-cell office:value-type="float" office:value="0.49" table:style-name="ce100">
            <text:p>0.49</text:p>
          </table:table-cell>
          <table:table-cell office:value-type="float" office:value="1090" table:content-validation-name="val2" table:style-name="ce112">
            <text:p>1,090</text:p>
          </table:table-cell>
          <table:table-cell office:value-type="float" office:value="966.9515135117997" table:content-validation-name="val2" table:style-name="ce113">
            <text:p>966.95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.0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36">
            <text:p>0.00</text:p>
          </table:table-cell>
          <table:table-cell office:value-type="float" office:value="18" table:style-name="ce125">
            <text:p>18</text:p>
          </table:table-cell>
          <table:table-cell office:value-type="float" office:value="17.97" table:style-name="ce126">
            <text:p>17.97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18" table:style-name="ce146">
            <text:p>18</text:p>
          </table:table-cell>
          <table:table-cell office:value-type="float" office:value="17.97" table:style-name="ce147">
            <text:p>17.97</text:p>
          </table:table-cell>
          <table:table-cell office:value-type="float" office:value="1108" table:content-validation-name="val2" table:style-name="ce151">
            <text:p>1,108</text:p>
          </table:table-cell>
          <table:table-cell office:value-type="float" office:value="984.92151351179973" table:content-validation-name="val2" table:style-name="ce154">
            <text:p>984.92</text:p>
          </table:table-cell>
          <table:table-cell office:value-type="currency" office:value="2415266.4300000006" table:content-validation-name="val1" table:style-name="ce11">
            <text:p>£2,415,266.43</text:p>
          </table:table-cell>
          <table:table-cell office:value-type="currency" office:value="18719.190000000002" table:content-validation-name="val1" table:style-name="ce11">
            <text:p>£18,719.19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188081.66" table:content-validation-name="val1" table:style-name="ce11">
            <text:p>£188,081.66</text:p>
          </table:table-cell>
          <table:table-cell office:value-type="currency" office:value="644093.9" table:style-name="ce11">
            <text:p>£644,093.90</text:p>
          </table:table-cell>
          <table:table-cell office:value-type="currency" office:value="262074.70999999996" table:content-validation-name="val1" table:style-name="ce11">
            <text:p>£262,074.71</text:p>
          </table:table-cell>
          <table:table-cell office:value-type="currency" office:value="3528235.8900000006" table:style-name="ce12">
            <text:p>£3,528,235.89</text:p>
          </table:table-cell>
          <table:table-cell office:value-type="currency" office:value="1754.1" table:content-validation-name="val1" table:style-name="ce13">
            <text:p>£1,754.10</text:p>
          </table:table-cell>
          <table:table-cell office:value-type="currency" office:value="375431.81" table:content-validation-name="val1" table:style-name="ce13">
            <text:p>£375,431.81</text:p>
          </table:table-cell>
          <table:table-cell office:value-type="currency" office:value="377185.91" table:style-name="ce12">
            <text:p>£377,185.91</text:p>
          </table:table-cell>
          <table:table-cell office:value-type="currency" office:value="3905421.8000000007" table:style-name="ce14">
            <text:p>£3,905,421.80</text:p>
          </table:table-cell>
          <table:table-cell table:content-validation-name="val2" table:style-name="ce15"/>
          <table:table-cell table:number-columns-repeated="16341"/>
        </table:table-row>
        <table:table-row table:style-name="ro4">
          <table:table-cell office:value-type="float" office:value="2021" table:style-name="ce2">
            <text:p>2021</text:p>
          </table:table-cell>
          <table:table-cell office:value-type="string" table:style-name="ce2">
            <text:p>July</text:p>
          </table:table-cell>
          <table:table-cell office:value-type="string" table:style-name="ce3">
            <text:p>Independent Police Complaints Commission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168" table:style-name="ce36">
            <text:p>168</text:p>
          </table:table-cell>
          <table:table-cell office:value-type="float" office:value="161.1" table:style-name="ce41">
            <text:p>161.10</text:p>
          </table:table-cell>
          <table:table-cell office:value-type="float" office:value="471" table:style-name="ce48">
            <text:p>471</text:p>
          </table:table-cell>
          <table:table-cell office:value-type="float" office:value="451.4" table:style-name="ce55">
            <text:p>451.40</text:p>
          </table:table-cell>
          <table:table-cell office:value-type="float" office:value="291" table:style-name="ce62">
            <text:p>291</text:p>
          </table:table-cell>
          <table:table-cell office:value-type="float" office:value="283.2" table:style-name="ce63">
            <text:p>283.20</text:p>
          </table:table-cell>
          <table:table-cell office:value-type="float" office:value="42" table:style-name="ce66">
            <text:p>42</text:p>
          </table:table-cell>
          <table:table-cell office:value-type="float" office:value="41.8" table:style-name="ce85">
            <text:p>41.80</text:p>
          </table:table-cell>
          <table:table-cell office:value-type="float" office:value="14" table:style-name="ce86">
            <text:p>14</text:p>
          </table:table-cell>
          <table:table-cell office:value-type="float" office:value="13.6" table:style-name="ce88">
            <text:p>13.60</text:p>
          </table:table-cell>
          <table:table-cell office:value-type="float" office:value="1" table:style-name="ce92">
            <text:p>1</text:p>
          </table:table-cell>
          <table:table-cell office:value-type="float" office:value="1" table:style-name="ce90">
            <text:p>1.00</text:p>
          </table:table-cell>
          <table:table-cell office:value-type="float" office:value="987" table:content-validation-name="val2" table:style-name="ce112">
            <text:p>987</text:p>
          </table:table-cell>
          <table:table-cell office:value-type="float" office:value="952.1" table:content-validation-name="val2" table:style-name="ce113">
            <text:p>952.10</text:p>
          </table:table-cell>
          <table:table-cell office:value-type="float" office:value="7" table:style-name="ce142">
            <text:p>7</text:p>
          </table:table-cell>
          <table:table-cell office:value-type="float" office:value="6.2999999999999989" table:style-name="ce108">
            <text:p>6.3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5">
            <text:p>0.00</text:p>
          </table:table-cell>
          <table:table-cell office:value-type="float" office:value="3" table:style-name="ce127">
            <text:p>3</text:p>
          </table:table-cell>
          <table:table-cell office:value-type="float" office:value="2.8" table:style-name="ce128">
            <text:p>2.8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10" table:style-name="ce146">
            <text:p>10</text:p>
          </table:table-cell>
          <table:table-cell office:value-type="float" office:value="9.0999999999999979" table:style-name="ce147">
            <text:p>9.10</text:p>
          </table:table-cell>
          <table:table-cell office:value-type="float" office:value="997" table:content-validation-name="val2" table:style-name="ce151">
            <text:p>997</text:p>
          </table:table-cell>
          <table:table-cell office:value-type="float" office:value="961.2" table:content-validation-name="val2" table:style-name="ce154">
            <text:p>961.20</text:p>
          </table:table-cell>
          <table:table-cell office:value-type="currency" office:value="2966089" table:content-validation-name="val1" table:style-name="ce11">
            <text:p>£2,966,089.00</text:p>
          </table:table-cell>
          <table:table-cell office:value-type="currency" office:value="182653" table:content-validation-name="val1" table:style-name="ce11">
            <text:p>£182,653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17517" table:content-validation-name="val1" table:style-name="ce11">
            <text:p>£17,517.00</text:p>
          </table:table-cell>
          <table:table-cell office:value-type="currency" office:value="793042" table:content-validation-name="val1" table:style-name="ce11">
            <text:p>£793,042.00</text:p>
          </table:table-cell>
          <table:table-cell office:value-type="currency" office:value="343818" table:content-validation-name="val1" table:style-name="ce11">
            <text:p>£343,818.00</text:p>
          </table:table-cell>
          <table:table-cell office:value-type="currency" office:value="4303119" table:style-name="ce12">
            <text:p>£4,303,119.00</text:p>
          </table:table-cell>
          <table:table-cell office:value-type="currency" office:value="53172" table:content-validation-name="val1" table:style-name="ce13">
            <text:p>£53,172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53172" table:style-name="ce12">
            <text:p>£53,172.00</text:p>
          </table:table-cell>
          <table:table-cell office:value-type="currency" office:value="4356291" table:style-name="ce14">
            <text:p>£4,356,291.00</text:p>
          </table:table-cell>
          <table:table-cell table:content-validation-name="val2" table:style-name="ce15"/>
          <table:table-cell table:number-columns-repeated="16341"/>
        </table:table-row>
        <table:table-row table:style-name="ro4">
          <table:table-cell office:value-type="float" office:value="2021" table:style-name="ce2">
            <text:p>2021</text:p>
          </table:table-cell>
          <table:table-cell office:value-type="string" table:style-name="ce2">
            <text:p>July</text:p>
          </table:table-cell>
          <table:table-cell office:value-type="string" table:style-name="ce3">
            <text:p>Office of the Immigration Services Commissioner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35">
            <text:p>Home Office</text:p>
          </table:table-cell>
          <table:table-cell office:value-type="float" office:value="8" table:style-name="ce43">
            <text:p>8</text:p>
          </table:table-cell>
          <table:table-cell office:value-type="float" office:value="7.6" table:style-name="ce45">
            <text:p>7.60</text:p>
          </table:table-cell>
          <table:table-cell office:value-type="float" office:value="8" table:style-name="ce50">
            <text:p>8</text:p>
          </table:table-cell>
          <table:table-cell office:value-type="float" office:value="7.8" table:style-name="ce54">
            <text:p>7.80</text:p>
          </table:table-cell>
          <table:table-cell office:value-type="float" office:value="36" table:style-name="ce67">
            <text:p>36</text:p>
          </table:table-cell>
          <table:table-cell office:value-type="float" office:value="36" table:style-name="ce64">
            <text:p>36.00</text:p>
          </table:table-cell>
          <table:table-cell office:value-type="float" office:value="4" table:style-name="ce65">
            <text:p>4</text:p>
          </table:table-cell>
          <table:table-cell office:value-type="float" office:value="4" table:style-name="ce84">
            <text:p>4.00</text:p>
          </table:table-cell>
          <table:table-cell office:value-type="float" office:value="1" table:style-name="ce87">
            <text:p>1</text:p>
          </table:table-cell>
          <table:table-cell office:value-type="float" office:value="0.8" table:style-name="ce89">
            <text:p>0.8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1">
            <text:p>0.00</text:p>
          </table:table-cell>
          <table:table-cell office:value-type="float" office:value="57" table:content-validation-name="val2" table:style-name="ce112">
            <text:p>57</text:p>
          </table:table-cell>
          <table:table-cell office:value-type="float" office:value="56.199999999999996" table:content-validation-name="val2" table:style-name="ce113">
            <text:p>56.2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09">
            <text:p>0.0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38">
            <text:p>0.0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56">
            <text:p>0.0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7">
            <text:p>0.00</text:p>
          </table:table-cell>
          <table:table-cell office:value-type="float" office:value="57" table:content-validation-name="val2" table:style-name="ce151">
            <text:p>57</text:p>
          </table:table-cell>
          <table:table-cell office:value-type="float" office:value="56.199999999999996" table:content-validation-name="val2" table:style-name="ce154">
            <text:p>56.20</text:p>
          </table:table-cell>
          <table:table-cell office:value-type="currency" office:value="180495.13" table:content-validation-name="val1" table:style-name="ce11">
            <text:p>£180,495.13</text:p>
          </table:table-cell>
          <table:table-cell office:value-type="currency" office:value="333.33" table:content-validation-name="val1" table:style-name="ce11">
            <text:p>£333.33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48949.3" table:content-validation-name="val1" table:style-name="ce11">
            <text:p>£48,949.30</text:p>
          </table:table-cell>
          <table:table-cell office:value-type="currency" office:value="19157.02" table:content-validation-name="val1" table:style-name="ce11">
            <text:p>£19,157.02</text:p>
          </table:table-cell>
          <table:table-cell office:value-type="currency" office:value="248934.78" table:style-name="ce12">
            <text:p>£248,934.78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248934.78" table:style-name="ce14">
            <text:p>£248,934.78</text:p>
          </table:table-cell>
          <table:table-cell table:content-validation-name="val2" table:style-name="ce15"/>
          <table:table-cell table:number-columns-repeated="16341"/>
        </table:table-row>
        <table:table-row table:style-name="ro4">
          <table:table-cell office:value-type="float" office:value="2021" table:style-name="ce2">
            <text:p>2021</text:p>
          </table:table-cell>
          <table:table-cell office:value-type="string" table:style-name="ce2">
            <text:p>July</text:p>
          </table:table-cell>
          <table:table-cell office:value-type="string" table:style-name="ce3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4">
            <text:p>Home Office</text:p>
          </table:table-cell>
          <table:table-cell office:value-type="float" office:value="83" table:style-name="ce42">
            <text:p>83</text:p>
          </table:table-cell>
          <table:table-cell office:value-type="float" office:value="75.959999999999994" table:style-name="ce44">
            <text:p>75.96</text:p>
          </table:table-cell>
          <table:table-cell office:value-type="float" office:value="89" table:style-name="ce51">
            <text:p>89</text:p>
          </table:table-cell>
          <table:table-cell office:value-type="float" office:value="86.85" table:style-name="ce53">
            <text:p>86.85</text:p>
          </table:table-cell>
          <table:table-cell office:value-type="float" office:value="77" table:style-name="ce68">
            <text:p>77</text:p>
          </table:table-cell>
          <table:table-cell office:value-type="float" office:value="75.83" table:style-name="ce70">
            <text:p>75.83</text:p>
          </table:table-cell>
          <table:table-cell office:value-type="float" office:value="15" table:style-name="ce78">
            <text:p>15</text:p>
          </table:table-cell>
          <table:table-cell office:value-type="float" office:value="14.6" table:style-name="ce80">
            <text:p>14.60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103">
            <text:p>4.00</text:p>
          </table:table-cell>
          <table:table-cell office:value-type="float" office:value="4" table:style-name="ce104">
            <text:p>4</text:p>
          </table:table-cell>
          <table:table-cell office:value-type="float" office:value="0.76" table:style-name="ce105">
            <text:p>0.76</text:p>
          </table:table-cell>
          <table:table-cell office:value-type="float" office:value="272" table:content-validation-name="val2" table:style-name="ce112">
            <text:p>272</text:p>
          </table:table-cell>
          <table:table-cell office:value-type="float" office:value="258" table:content-validation-name="val2" table:style-name="ce113">
            <text:p>258.00</text:p>
          </table:table-cell>
          <table:table-cell office:value-type="float" office:value="0" table:style-name="ce115">
            <text:p>0</text:p>
          </table:table-cell>
          <table:table-cell office:value-type="float" office:value="0" table:style-name="ce110">
            <text:p>0.0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39">
            <text:p>0.0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58">
            <text:p>0.00</text:p>
          </table:table-cell>
          <table:table-cell office:value-type="float" office:value="3" table:style-name="ce132">
            <text:p>3</text:p>
          </table:table-cell>
          <table:table-cell office:value-type="float" office:value="2.4" table:style-name="ce152">
            <text:p>2.4</text:p>
          </table:table-cell>
          <table:table-cell office:value-type="float" office:value="3" table:style-name="ce146">
            <text:p>3</text:p>
          </table:table-cell>
          <table:table-cell office:value-type="float" office:value="2.4" table:style-name="ce147">
            <text:p>2.40</text:p>
          </table:table-cell>
          <table:table-cell office:value-type="float" office:value="275" table:content-validation-name="val2" table:style-name="ce151">
            <text:p>275</text:p>
          </table:table-cell>
          <table:table-cell office:value-type="float" office:value="260.39999999999998" table:content-validation-name="val2" table:style-name="ce154">
            <text:p>260.40</text:p>
          </table:table-cell>
          <table:table-cell office:value-type="currency" office:value="795667.6" table:content-validation-name="val1" table:style-name="ce11">
            <text:p>£795,667.60</text:p>
          </table:table-cell>
          <table:table-cell office:value-type="currency" office:value="21616.43" table:content-validation-name="val1" table:style-name="ce11">
            <text:p>£21,616.43</text:p>
          </table:table-cell>
          <table:table-cell office:value-type="currency" office:value="3250" table:content-validation-name="val1" table:style-name="ce11">
            <text:p>£3,250.00</text:p>
          </table:table-cell>
          <table:table-cell office:value-type="currency" office:value="16291.02" table:content-validation-name="val1" table:style-name="ce11">
            <text:p>£16,291.02</text:p>
          </table:table-cell>
          <table:table-cell office:value-type="currency" office:value="196195.72" table:content-validation-name="val1" table:style-name="ce11">
            <text:p>£196,195.72</text:p>
          </table:table-cell>
          <table:table-cell office:value-type="currency" office:value="97151.18" table:content-validation-name="val1" table:style-name="ce11">
            <text:p>£97,151.18</text:p>
          </table:table-cell>
          <table:table-cell office:value-type="currency" office:value="1130171.95" table:style-name="ce12">
            <text:p>£1,130,171.95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50246" table:content-validation-name="val1" table:style-name="ce13">
            <text:p>£50,246.00</text:p>
          </table:table-cell>
          <table:table-cell office:value-type="currency" office:value="50246" table:style-name="ce12">
            <text:p>£50,246.00</text:p>
          </table:table-cell>
          <table:table-cell office:value-type="currency" office:value="1180417.95" table:style-name="ce14">
            <text:p>£1,180,417.95</text:p>
          </table:table-cell>
          <table:table-cell table:content-validation-name="val2" table:style-name="ce15"/>
          <table:table-cell table:number-columns-repeated="16341"/>
        </table:table-row>
        <table:table-row table:style-name="ro4">
          <table:table-cell office:value-type="float" office:value="2021" table:style-name="ce2">
            <text:p>2021</text:p>
          </table:table-cell>
          <table:table-cell office:value-type="string" table:style-name="ce2">
            <text:p>July</text:p>
          </table:table-cell>
          <table:table-cell office:value-type="string" table:style-name="ce3">
            <text:p>Gangmasters &amp; Labour Abuse Authority</text:p>
          </table:table-cell>
          <table:table-cell office:value-type="string" table:style-name="ce33">
            <text:p>Executive Non-Departmental Public Body</text:p>
          </table:table-cell>
          <table:table-cell office:value-type="string" table:style-name="ce30">
            <text:p>Home Office</text:p>
          </table:table-cell>
          <table:table-cell office:value-type="float" office:value="6" table:style-name="ce47">
            <text:p>6</text:p>
          </table:table-cell>
          <table:table-cell office:value-type="float" office:value="6" table:style-name="ce46">
            <text:p>6.00</text:p>
          </table:table-cell>
          <table:table-cell office:value-type="float" office:value="11" table:style-name="ce49">
            <text:p>11</text:p>
          </table:table-cell>
          <table:table-cell office:value-type="float" office:value="10" table:style-name="ce52">
            <text:p>10.00</text:p>
          </table:table-cell>
          <table:table-cell office:value-type="float" office:value="92" table:style-name="ce69">
            <text:p>92</text:p>
          </table:table-cell>
          <table:table-cell office:value-type="float" office:value="90.38" table:style-name="ce71">
            <text:p>90.38</text:p>
          </table:table-cell>
          <table:table-cell office:value-type="float" office:value="9" table:style-name="ce79">
            <text:p>9</text:p>
          </table:table-cell>
          <table:table-cell office:value-type="float" office:value="8.8000000000000007" table:style-name="ce81">
            <text:p>8.80</text:p>
          </table:table-cell>
          <table:table-cell office:value-type="float" office:value="2" table:style-name="ce83">
            <text:p>2</text:p>
          </table:table-cell>
          <table:table-cell office:value-type="float" office:value="2" table:style-name="ce102">
            <text:p>2.00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120" table:content-validation-name="val2" table:style-name="ce112">
            <text:p>120</text:p>
          </table:table-cell>
          <table:table-cell office:value-type="float" office:value="117.17999999999999" table:content-validation-name="val2" table:style-name="ce113">
            <text:p>117.18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1">
            <text:p>0.0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0">
            <text:p>0.0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0">
            <text:p>0.0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0" table:style-name="ce147">
            <text:p>0.00</text:p>
          </table:table-cell>
          <table:table-cell office:value-type="float" office:value="120" table:content-validation-name="val2" table:style-name="ce151">
            <text:p>120</text:p>
          </table:table-cell>
          <table:table-cell office:value-type="float" office:value="117.17999999999999" table:content-validation-name="val2" table:style-name="ce154">
            <text:p>117.18</text:p>
          </table:table-cell>
          <table:table-cell office:value-type="currency" office:value="338084.91" table:content-validation-name="val1" table:style-name="ce11">
            <text:p>£338,084.91</text:p>
          </table:table-cell>
          <table:table-cell office:value-type="currency" office:value="8145.08" table:content-validation-name="val1" table:style-name="ce11">
            <text:p>£8,145.08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0" table:content-validation-name="val1" table:style-name="ce11">
            <text:p>£0.00</text:p>
          </table:table-cell>
          <table:table-cell office:value-type="currency" office:value="86945.22" table:content-validation-name="val1" table:style-name="ce11">
            <text:p>£86,945.22</text:p>
          </table:table-cell>
          <table:table-cell office:value-type="currency" office:value="36257.56" table:content-validation-name="val1" table:style-name="ce11">
            <text:p>£36,257.56</text:p>
          </table:table-cell>
          <table:table-cell office:value-type="currency" office:value="469432.76999999996" table:style-name="ce12">
            <text:p>£469,432.77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content-validation-name="val1" table:style-name="ce13">
            <text:p>£0.00</text:p>
          </table:table-cell>
          <table:table-cell office:value-type="currency" office:value="0" table:style-name="ce12">
            <text:p>£0.00</text:p>
          </table:table-cell>
          <table:table-cell office:value-type="currency" office:value="469432.76999999996" table:style-name="ce14">
            <text:p>£469,432.77</text:p>
          </table:table-cell>
          <table:table-cell table:content-validation-name="val2" table:style-name="ce15"/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5" table:style-name="ce1"/>
          <table:table-cell table:style-name="ce16"/>
          <table:table-cell table:number-columns-repeated="3" table:style-name="ce1"/>
          <table:table-cell table:style-name="ce17"/>
          <table:table-cell table:number-columns-repeated="16344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Tony Millet</meta:initial-creator>
    <dc:creator>Mathew John Raji</dc:creator>
    <meta:creation-date>2012-07-18T14:50:11Z</meta:creation-date>
    <dc:date>2021-09-10T10:20:23Z</dc:date>
  </office:meta>
</office:document-meta>
</file>